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63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2" office:value-type="string">
            <text:p>memos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2017-01-09_02-28-25_007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2017-01-09_02-28-25_006.jpg</text:p>
          </table:table-cell>
          <table:table-cell table:style-name="ce2" office:value-type="string">
            <text:p>:m 保管場所 / コンパス　定規セット / 机の引き出し　=&gt;　上から１番目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string">
            <text:p>2017-01-09_02-28-25_005.jpg</text:p>
          </table:table-cell>
          <table:table-cell table:style-name="ce2" office:value-type="string">
            <text:p>:m 1*1 RES / 245 120*1#1 / 　『直感を裏切る数学』　神永正博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2017-01-09_02-28-25_004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2017-01-09_02-28-25_003.jpg</text:p>
          </table:table-cell>
          <table:table-cell table:style-name="ce3" office:value-type="string">
            <text:p>:m 読みを終えた本 / やさしい化学の話 / 途中</text:p>
          </table:table-cell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string">
            <text:p>2017-01-09_02-28-25_002.jpg</text:p>
          </table:table-cell>
          <table:table-cell table:style-name="ce2" office:value-type="string">
            <text:p>:m other / 靴ひも　新しい結び方　完成したところ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2017-01-09_02-28-25_001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2017-01-09_02-28-25_000.jpg</text:p>
          </table:table-cell>
          <table:table-cell table:style-name="ce2" office:value-type="string">
            <text:p>-*</text:p>
          </table:table-cell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1" office:value-type="string">
            <text:p>2017-01-08_23-36-00_000.jpg</text:p>
          </table:table-cell>
          <table:table-cell table:style-name="ce2" office:value-type="string">
            <text:p>:m 1*1 RES / 245 120*1#2 / 　『直感を裏切る数学』　神永正博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2017-01-08_20-29-44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string">
            <text:p>2017-01-08_20-27-19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string">
            <text:p>2017-01-08_20-24-59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string">
            <text:p>2017-01-08_20-23-56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string">
            <text:p>2017-01-08_20-22-49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string">
            <text:p>2017-01-08_20-22-45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string">
            <text:p>2017-01-08_20-17-37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string">
            <text:p>2017-01-08_20-14-38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string">
            <text:p>2017-01-08_20-13-53_000.jpg</text:p>
          </table:table-cell>
          <table:table-cell table:style-name="ce2" office:value-type="string">
            <text:p>:tome <text:s/>/ マインドをまねる　⇒　神王さんの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string">
            <text:p>2017-01-08_19-38-55_000.jpg</text:p>
          </table:table-cell>
          <table:table-cell table:style-name="ce2" office:value-type="string">
            <text:p>:m 食べた物</text:p>
          </table:table-cell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1" office:value-type="string">
            <text:p>2017-01-08_17-46-35_000.jpg</text:p>
          </table:table-cell>
          <table:table-cell table:style-name="ce2" office:value-type="string">
            <text:p>:m 1*1 RES / 245 119*1#1 / 　『化学　身近な疑問』　日本化学会（編</text:p>
          </table:table-cell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1" office:value-type="string">
            <text:p>2017-01-08_17-21-13_000.jpg</text:p>
          </table:table-cell>
          <table:table-cell table:style-name="ce2" office:value-type="string">
            <text:p>:m :s.e. / トレーシングペーパー　作製</text:p>
          </table:table-cell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1" office:value-type="string">
            <text:p>2017-01-08_17-09-10_000.jpg</text:p>
          </table:table-cell>
          <table:table-cell table:style-name="ce2" office:value-type="string">
            <text:p>:m :s.e. / トレーシングペーパー　作製　⇒　用意するもの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string">
            <text:p>2017-01-08_16-48-33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string">
            <text:p>2017-01-08_16-41-20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2017-01-08_16-38-36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2017-01-08_16-37-27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string">
            <text:p>2017-01-08_16-35-20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string">
            <text:p>2017-01-08_16-25-02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string">
            <text:p>2017-01-08_16-02-02_000.jpg</text:p>
          </table:table-cell>
          <table:table-cell table:style-name="ce3" office:value-type="string">
            <text:p>:m 借りた本 / 直感を裏切る数学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string">
            <text:p>2017-01-08_16-01-58_000.jpg</text:p>
          </table:table-cell>
          <table:table-cell table:style-name="ce3" office:value-type="string">
            <text:p>:m 借りた本 / 化学　身近な疑問</text:p>
          </table:table-cell>
        </table:table-row>
        <table:table-row table:style-name="ro4">
          <table:table-cell table:style-name="ce1" office:value-type="float" office:value="31">
            <text:p>31</text:p>
          </table:table-cell>
          <table:table-cell table:style-name="ce1" office:value-type="string">
            <text:p>2017-01-08_15-44-57_000.jpg</text:p>
          </table:table-cell>
          <table:table-cell table:style-name="ce4" office:value-type="string">
            <text:p>:m 借りたい本 / １００円ショップで大実験</text:p>
          </table:table-cell>
        </table:table-row>
        <table:table-row table:style-name="ro5">
          <table:table-cell table:style-name="ce1" office:value-type="float" office:value="32">
            <text:p>32</text:p>
          </table:table-cell>
          <table:table-cell table:style-name="ce1" office:value-type="string">
            <text:p>2017-01-08_15-44-50_000.jpg</text:p>
          </table:table-cell>
          <table:table-cell table:style-name="ce4" office:value-type="string">
            <text:p>:m 借りたい本 / 傑作　数学パズル</text:p>
          </table:table-cell>
        </table:table-row>
        <table:table-row table:style-name="ro3">
          <table:table-cell table:style-name="ce1" office:value-type="float" office:value="33">
            <text:p>33</text:p>
          </table:table-cell>
          <table:table-cell table:style-name="ce1" office:value-type="string">
            <text:p>2017-01-08_15-15-57_000.jpg</text:p>
          </table:table-cell>
          <table:table-cell table:style-name="ce2" office:value-type="string">
            <text:p>:m other / 靴ひも　新しい結び方　完成したところ</text:p>
          </table:table-cell>
        </table:table-row>
        <table:table-row table:style-name="ro6">
          <table:table-cell table:style-name="ce1" office:value-type="float" office:value="34">
            <text:p>34</text:p>
          </table:table-cell>
          <table:table-cell table:style-name="ce1" office:value-type="string">
            <text:p>2017-01-08_14-58-52_000.jpg</text:p>
          </table:table-cell>
          <table:table-cell table:style-name="ce2" office:value-type="string">
            <text:p>:m 1*1 RES / 245 115*15#1 / 　『やさしい化学の話』　ラザロフ、リーロフ　山崎紀美子（訳</text:p>
          </table:table-cell>
        </table:table-row>
        <table:table-row table:style-name="ro3">
          <table:table-cell table:style-name="ce1" office:value-type="float" office:value="35">
            <text:p>35</text:p>
          </table:table-cell>
          <table:table-cell table:style-name="ce1" office:value-type="string">
            <text:p>2017-01-08_14-58-32_000.jpg</text:p>
          </table:table-cell>
          <table:table-cell table:style-name="ce2" office:value-type="string">
            <text:p>:m 1*1 RES / 245 114*1#1 / 　『おもしろい物理』　ペレリマン　芹沢（訳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string">
            <text:p>2017-01-08_14-57-02_000.jpg</text:p>
          </table:table-cell>
          <table:table-cell table:style-name="ce3" office:value-type="string">
            <text:p>:m 借りた本 / 通貨戦争 / 途中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string">
            <text:p>2017-01-08_14-56-44_000.jpg</text:p>
          </table:table-cell>
          <table:table-cell table:style-name="ce2" office:value-type="string">
            <text:p>:m 借りた本 / おもしろい物理 / 途中</text:p>
          </table:table-cell>
        </table:table-row>
        <table:table-row table:style-name="ro3">
          <table:table-cell table:style-name="ce1" office:value-type="float" office:value="38">
            <text:p>38</text:p>
          </table:table-cell>
          <table:table-cell table:style-name="ce1" office:value-type="string">
            <text:p>2017-01-08_14-56-36_000.jpg</text:p>
          </table:table-cell>
          <table:table-cell table:style-name="ce2" office:value-type="string">
            <text:p>:m 借りた本 / 楽しく人生を生きる / 途中</text:p>
          </table:table-cell>
        </table:table-row>
        <table:table-row table:style-name="ro3">
          <table:table-cell table:style-name="ce1" office:value-type="float" office:value="39">
            <text:p>39</text:p>
          </table:table-cell>
          <table:table-cell table:style-name="ce1" office:value-type="string">
            <text:p>2017-01-08_13-45-55_000.jpg</text:p>
          </table:table-cell>
          <table:table-cell table:style-name="ce2" office:value-type="string">
            <text:p>:m 食べた物　間食 / 飲み物　コーヒー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string">
            <text:p>2017-01-08_13-42-54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string">
            <text:p>2017-01-08_12-42-02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string">
            <text:p>2017-01-08_12-28-45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string">
            <text:p>2017-01-08_12-17-10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string">
            <text:p>2017-01-08_12-14-54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string">
            <text:p>2017-01-08_12-12-06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office:value-type="string">
            <text:p>2017-01-08_12-09-01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string">
            <text:p>2017-01-08_11-36-49_000.jpg</text:p>
          </table:table-cell>
          <table:table-cell table:style-name="ce2" office:value-type="string">
            <text:p>:m 食べた物</text:p>
          </table:table-cell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2017/01/09</text:date>, <text:time>08:5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08:55:33.06</dc:date>
    <dc:creator>岩淵 謙</dc:creator>
    <meta:generator>OpenOffice/4.1.3$Win32 OpenOffice.org_project/413m1$Build-9783</meta:generator>
    <meta:editing-duration>PT30M3S</meta:editing-duration>
    <meta:editing-cycles>13</meta:editing-cycles>
    <meta:document-statistic meta:table-count="1" meta:cell-count="144" meta:object-count="0"/>
  </office:meta>
</office:document-meta>
</file>